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800000000000002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upmost-downmost.lp</text:p>
          </table:table-cell>
          <table:table-cell office:value-type="float" office:value="0.76941"/>
          <table:table-cell office:value-type="float" office:value="0.525"/>
          <table:table-cell office:value-type="float" office:value="0.02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6.0"/>
          <table:table-cell office:value-type="float" office:value="35195.0"/>
          <table:table-cell office:value-type="float" office:value="102608.0"/>
          <table:table-cell office:value-type="float" office:value="155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296.0"/>
          <table:table-cell office:value-type="float" office:value="192617.0"/>
          <table:table-cell office:value-type="float" office:value="136024.0"/>
          <table:table-cell office:value-type="float" office:value="127286.0"/>
          <table:table-cell office:value-type="float" office:value="195388.0"/>
          <table:table-cell office:value-type="float" office:value="702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AVERAGE([Instances.D3:Instances.D3])" office:value-type="float"/>
          <table:table-cell table:formula="of:=AVERAGE([Instances.E3:Instances.E3])" office:value-type="float"/>
          <table:table-cell table:formula="of:=SUM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AVERAGE([Instances.J3:Instances.J3])" office:value-type="float"/>
          <table:table-cell table:formula="of:=AVERAGE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AVERAGE([Instances.Q3:Instances.Q3])" office:value-type="float"/>
          <table:table-cell table:formula="of:=AVERAGE([Instances.R3:Instances.R3])" office:value-type="float"/>
          <table:table-cell table:formula="of:=AVERAGE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